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3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7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 style:language-asian="ja" style:country-asian="JP"/>
    </style:style>
    <style:style style:name="T4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5" style:family="text">
      <style:text-properties fo:color="#0000ff" style:font-name="Arimo" fo:letter-spacing="normal" style:text-underline-style="solid" style:text-underline-width="auto" style:text-underline-color="font-color"/>
    </style:style>
    <style:style style:name="T6" style:family="text">
      <style:text-properties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7" style:family="text">
      <style:text-properties style:font-name="Arimo" fo:letter-spacing="normal"/>
    </style:style>
    <style:style style:name="T8" style:family="text">
      <style:text-properties fo:letter-spacing="normal"/>
    </style:style>
    <style:style style:name="T9" style:family="text">
      <style:text-properties fo:letter-spacing="normal" style:font-name-asian="Arimo" style:font-size-asian="11pt" style:font-style-asian="normal" style:font-weight-asian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---------------------------------------------------------------------- [20190810_143505]</text:p>
      <text:p text:style-name="P1"><text:span text:style-name="T7">myself] res freeJVEMV6 52#7 29 / 52. </text:span><text:span text:style-name="T9">自然観察 </text:span><text:span text:style-name="T7">n.o. / 7. </text:span><text:span text:style-name="T9">鳥 </text:span><text:span text:style-name="T7">birds / </text:span><text:span text:style-name="T8">20190810_143505</text:span></text:p>
      <text:p text:style-name="P1"/>
      <text:list xml:id="list5762272215339521981" text:style-name="L1">
        <text:list-item>
          <text:p text:style-name="P6">オオルリ</text:p>
          <text:list>
            <text:list-item>
              <text:p text:style-name="P8"><text:span text:style-name="T1">search </text:span><text:span text:style-name="T2">https://www.youtube.com/results?search_query=</text:span><text:span text:style-name="T3">オオルリ</text:span><text:span text:style-name="T2">+</text:span><text:span text:style-name="T4">鳴き声</text:span> </text:p>
            </text:list-item>
          </text:list>
        </text:list-item>
        <text:list-item>
          <text:p text:style-name="P6">カワラヒワ</text:p>
          <text:list>
            <text:list-item>
              <text:p text:style-name="P6">search <text:span text:style-name="T5">https://www.youtube.com/results?search_query=カワラヒワ+</text:span><text:span text:style-name="T6">鳴き声</text:span> </text:p>
            </text:list-item>
          </text:list>
        </text:list-item>
      </text:list>
      <text:p text:style-name="P1"/>
      <text:p text:style-name="P2">@@@</text:p>
      <text:p text:style-name="P1">---------------------------------------------------------------------- [XXX]</text:p>
      <text:list xml:id="list35731461" text:continue-numbering="true" text:style-name="L1">
        <text:list-item>
          <text:p text:style-name="P7">XXX</text:p>
          <text:list>
            <text:list-item>
              <text:p text:style-name="P8"><text:span text:style-name="T1">search </text:span><text:span text:style-name="T2">https://www.youtube.com/results?search_query=XXX+</text:span><text:span text:style-name="T4">鳴き声</text:span> </text:p>
            </text:list-item>
            <text:list-item>
              <text:p text:style-name="P7">founds</text:p>
              <text:list>
                <text:list-item>
                  <text:p text:style-name="P7">XXX</text:p>
                </text:list-item>
              </text:list>
            </text:list-item>
            <text:list-item>
              <text:p text:style-name="P7">prep</text:p>
              <text:list>
                <text:list-item>
                  <text:p text:style-name="P7">DL</text:p>
                </text:list-item>
                <text:list-item>
                  <text:p text:style-name="P7">move to</text:p>
                </text:list-item>
                <text:list-item>
                  <text:p text:style-name="P7">DUP</text:p>
                </text:list-item>
                <text:list-item>
                  <text:p text:style-name="P7">rename</text:p>
                </text:list-item>
                <text:list-item>
                  <text:p text:style-name="P7">register</text:p>
                </text:list-item>
              </text:list>
            </text:list-item>
            <text:list-item>
              <text:p text:style-name="P7">gen : file</text:p>
              <text:list>
                <text:list-item>
                  <text:p text:style-name="P7">file → open : audacity</text:p>
                </text:list-item>
              </text:list>
            </text:list-item>
          </text:list>
        </text:list-item>
      </text:list>
      <text:p text:style-name="P3"/>
      <text:p text:style-name="P1"><text:bookmark text:name="docs-internal-guid-1cabcd40-7fff-d9c7-98e5-1edb518e84d0"/>----------------------------------- [TEMPLATE]</text:p>
      <text:p text:style-name="P1">---------------------------------------------------------------------- [XXX]</text:p>
      <text:list xml:id="list35740334" text:continue-numbering="true" text:style-name="L1">
        <text:list-item>
          <text:p text:style-name="P7">XXX</text:p>
          <text:list>
            <text:list-item>
              <text:p text:style-name="P8"><text:span text:style-name="T1">search </text:span><text:span text:style-name="T2">https://www.youtube.com/results?search_query=XXX+</text:span><text:span text:style-name="T4">鳴き声</text:span> </text:p>
            </text:list-item>
            <text:list-item>
              <text:p text:style-name="P7">founds</text:p>
              <text:list>
                <text:list-item>
                  <text:p text:style-name="P7">XXX</text:p>
                </text:list-item>
              </text:list>
            </text:list-item>
            <text:list-item>
              <text:p text:style-name="P7">prep</text:p>
              <text:list>
                <text:list-item>
                  <text:p text:style-name="P7">DL</text:p>
                </text:list-item>
                <text:list-item>
                  <text:p text:style-name="P7">move to</text:p>
                </text:list-item>
                <text:list-item>
                  <text:p text:style-name="P7">DUP</text:p>
                </text:list-item>
                <text:list-item>
                  <text:p text:style-name="P7">rename</text:p>
                </text:list-item>
                <text:list-item>
                  <text:p text:style-name="P7">register</text:p>
                </text:list-item>
              </text:list>
            </text:list-item>
            <text:list-item>
              <text:p text:style-name="P7">gen : file</text:p>
              <text:list>
                <text:list-item>
                  <text:p text:style-name="P7">file → open : audacity</text:p>
                </text:list-item>
              </text:list>
            </text:list-item>
          </text:list>
        </text:list-item>
      </text:list>
      <text:p text:style-name="P1">/----------------------------------- [/TEMPLATE]</text:p>
      <text:p text:style-name="Text_20_body"><text:soft-page-break/><text:span text:style-name="T1">---------------------------------------------------------------------- [docs] 20190810_144350</text:span><text:line-break/><text:a xlink:type="simple" xlink:href="https://forum.openoffice.org/en/forum/viewtopic.php?f=9&amp;t=8716" text:style-name="Internet_20_link" text:visited-style-name="Visited_20_Internet_20_Link">https://forum.openoffice.org/en/forum/viewtopic.php?f=9&amp;t=8716</text:a> openoffice writer / background alternating 20190810_145027</text:p>
      <text:p text:style-name="Text_20_body"/>
      <text:p text:style-name="Text_20_body"/>
      <text:p text:style-name="Text_20_body">/ <text:span text:style-name="T1">---------------------------------------------------------------------- [docs] 20190810_144350 /</text:span></text:p>
      <text:p text:style-name="P4">---------------------------------------------------------------------- [steps] 20190810_150646</text:p>
      <text:list xml:id="list6046389609942901177" text:style-name="L2">
        <text:list-item>
          <text:p text:style-name="P5">build : list</text:p>
        </text:list-item>
        <text:list-item>
          <text:p text:style-name="P5">dl-ed files</text:p>
          <text:list>
            <text:list-item>
              <text:p text:style-name="P5">@C:\WORKS_2\Downloads\4k</text:p>
              <text:list>
                <text:list-item>
                  <text:p text:style-name="P5">change file name</text:p>
                </text:list-item>
                <text:list-item>
                  <text:p text:style-name="P5">move to : C:\WORKS_2\WS\WS_Others.JVEMV6\JVEMV6\52_nature-observation\7_birds\audios</text:p>
                </text:list-item>
              </text:list>
            </text:list-item>
            <text:list-item>
              <text:p text:style-name="P5">@C:\WORKS_2\WS\WS_Others.JVEMV6\JVEMV6\52_nature-observation\7_birds\audios</text:p>
              <text:list>
                <text:list-item>
                  <text:p text:style-name="P5">copy files</text:p>
                </text:list-item>
                <text:list-item>
                  <text:p text:style-name="P5">change file names : use → e.g. “96_ooruri_bc.mp3”</text:p>
                </text:list-item>
                <text:list-item>
                  <text:p text:style-name="P5">copy re-named files to → C:\WORKS_2\WS\WS_Others.JVEMV6\JVEMV6\52_nature-observation\7_birds\to_mobile\list_birds_20190810_151135</text:p>
                </text:list-item>
                <text:list-item>
                  <text:p text:style-name="P5"/>
                </text:list-item>
              </text:list>
            </text:list-item>
          </text:list>
        </text:list-item>
      </text:list>
      <text:p text:style-name="P4">/ ---------------------------------------------------------------------- [steps] 20190810_150646 /</text:p>
      <text:p text:style-name="P4"/>
      <text:p text:style-name="P4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4:32:27.86</meta:creation-date>
    <dc:date>2019-08-10T15:54:03.01</dc:date>
    <dc:creator>iwabuchi ken</dc:creator>
    <meta:editing-duration>PT1H16M51S</meta:editing-duration>
    <meta:editing-cycles>9</meta:editing-cycles>
    <meta:generator>OpenOffice/4.1.3$Win32 OpenOffice.org_project/413m1$Build-9783</meta:generator>
    <meta:document-statistic meta:table-count="0" meta:image-count="0" meta:object-count="0" meta:page-count="2" meta:paragraph-count="49" meta:word-count="198" meta:character-count="1855"/>
  </office:meta>
</office:document-meta>
</file>